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Karla Dellwig</text:span></text:p>
      <text:p text:style-name="P3"><text:tab/><text:tab/></text:p>
      <text:p text:style-name="P2"><text:span text:style-name="Highlighted_20_with_20_gray_20_Char"><text:span text:style-name="T4">Ich bin ausgebildete Lehrerin und arbeite als Bildungsberaterin. Ich suche eine Stelle mit der Möglichkeit, Einfluss auf kleine und grössere Bildungssysteme zu nehmen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d807fc59-c9a2-48e4-a91e-eae81a63a955">
        <text:p text:style-name="P5">
    <text:span text:style-name="T4">
      <text:tab/>
    </text:span>
    <text:span text:style-name="White_20_Font">
      <text:span text:style-name="T3">Juli 2020 - Juli 2021 </text:span>
    </text:span>
    <text:span text:style-name="T4">
      <text:tab/>
    </text:span>
    <text:span text:style-name="Color_20_Caps_20_Expanded">
      <text:span text:style-name="T7">Abteilungsleiterin - </text:span>
    </text:span>
    <text:span text:style-name="Color_20_Caps_20_Expanded">
      <text:span text:style-name="T10">Zentrum für Bildung</text:span>
    </text:span>
  </text:p>
        <text:list xml:id="list1382365679" text:style-name="LS4">
          <text:list-header>
            <text:p text:style-name="P16">Leitung der verschiedenen Teams der Abteilung für Erwachsenenbildung<text:line-break/>Beurteilung und Einstellung von Personal<text:line-break/>Genehmigung von Budgets für spezielle Bildungsprojekte</text:p>
          </text:list-header>
        </text:list>
        <text:p text:style-name="P9"/>
      </text:section>
      <text:section text:style-name="Sect1" text:name="7bffcff0-42a5-4e64-bf68-3fa67ca9e707">
        <text:p text:style-name="P5">
    <text:span text:style-name="T4">
      <text:tab/>
    </text:span>
    <text:span text:style-name="White_20_Font">
      <text:span text:style-name="T3">Juli 2019 - Juli 2020 </text:span>
    </text:span>
    <text:span text:style-name="T4">
      <text:tab/>
    </text:span>
    <text:span text:style-name="Color_20_Caps_20_Expanded">
      <text:span text:style-name="T7">Abteilungsspezialistin - </text:span>
    </text:span>
    <text:span text:style-name="Color_20_Caps_20_Expanded">
      <text:span text:style-name="T10">Forschungszentrum</text:span>
    </text:span>
  </text:p>
        <text:list xml:id="list1382365679" text:style-name="LS4">
          <text:list-header>
            <text:p text:style-name="P16">Leitung von Workshops für Erwachsenenbildung und Lerntheorien<text:line-break/>Erstellung und Einführung von neuen Lernstrategien für Erwachsene<text:line-break/>Mentoring neuer Lehrpersonen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7628c960-1a16-441d-9043-bd72abd09341">
        <text:p text:style-name="P6">
    <text:span text:style-name="T4">
      <text:tab/>
    </text:span>
    <text:span text:style-name="White_20_Font">
      <text:span text:style-name="T3">Juli 2018 - Juli 2019 </text:span>
    </text:span>
    <text:span text:style-name="T4">
      <text:tab/>
    </text:span>
    <text:span text:style-name="Color_20_Caps_20_Expanded">
      <text:span text:style-name="T7">MSC in Psychologie - </text:span>
    </text:span>
    <text:span text:style-name="Color_20_Caps_20_Expanded">
      <text:span text:style-name="T11">Goethe-Universität</text:span>
    </text:span>
  </text:p>
        <text:list xml:id="list182305024740123" text:continue-numbering="true" text:style-name="LS4">
          <text:list-header>
            <text:p text:style-name="P17">Thema der Masterarbeit: Neue Ansätze für spezialisierte Erwachsenenbildung und -training<text:line-break/>Vorstand im Debattierclub</text:p>
          </text:list-header>
        </text:list>
        <text:p text:style-name="P10"/>
      </text:section>
      <text:section text:style-name="Sect1" text:name="13f03f19-e41b-4ef8-91d4-be0030732949">
        <text:p text:style-name="P6">
    <text:span text:style-name="T4">
      <text:tab/>
    </text:span>
    <text:span text:style-name="White_20_Font">
      <text:span text:style-name="T3">Juli 2016 - Juli 2017 </text:span>
    </text:span>
    <text:span text:style-name="T4">
      <text:tab/>
    </text:span>
    <text:span text:style-name="Color_20_Caps_20_Expanded">
      <text:span text:style-name="T7">BSC in Psychologie - </text:span>
    </text:span>
    <text:span text:style-name="Color_20_Caps_20_Expanded">
      <text:span text:style-name="T11">Fachhochschule Graubünden</text:span>
    </text:span>
  </text:p>
        <text:list xml:id="list182305024740123" text:continue-numbering="true" text:style-name="LS4">
          <text:list-header>
            <text:p text:style-name="P17">Thema der Bachelorarbeit: Können Kinder besser lernen als Erwachsene?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604d03e9-0e14-4531-b9ca-e53a531c10bc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Deutsch: Muttersprache<text:line-break/>Französisch: Schriftlich &amp; Mündlich<text:line-break/>Italienisch: Grundkenntnisse</text:p>
          </text:list-header>
        </text:list>
        <text:p text:style-name="P10"/>
      </text:section>
      <text:section text:style-name="Sect1" text:name="918f8eb1-b24a-4f08-854d-5022e23883c3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82303273224947" text:continue-numbering="true" text:style-name="LS4">
          <text:list-header>
            <text:p text:style-name="P17">Word, Excel, Photoshop, Linux, Outlook</text:p>
          </text:list-header>
        </text:list>
        <text:p text:style-name="P10"/>
      </text:section>
      <text:section text:style-name="Sect1" text:name="f4b2faf1-2a9c-43d7-8bc4-32ec864cf7d9">
        <text:p text:style-name="P6">
    <text:span text:style-name="T4">
      <text:tab/>
      <text:tab/>
    </text:span>
    <text:span text:style-name="Color_20_Caps_20_Expanded">
      <text:span text:style-name="T7">Erziehung</text:span>
    </text:span>
  </text:p>
        <text:list xml:id="list182303273224947" text:continue-numbering="true" text:style-name="LS4">
          <text:list-header>
            <text:p text:style-name="P17">Analysen erstellen von Sozialisation, Erziehung und Bildung<text:line-break/>Erstellen von Lernstrategien<text:line-break/>Erkennen von Lernschwächen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st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